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able-cell-properties fo:background-color="transparent"/>
      <style:text-properties fo:color="#00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4" style:family="table-cell" style:parent-style-name="Default">
      <style:text-properties fo:color="#b3b3b3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1">
          <table:table-cell table:style-name="ce1" office:value-type="string">
            <text:p>Login-System</text:p>
          </table:table-cell>
          <table:table-cell table:style-name="ce1" office:value-type="string">
            <text:p>Telefonliste</text:p>
          </table:table-cell>
          <table:table-cell office:value-type="string">
            <text:p>Kontoverwaltung</text:p>
          </table:table-cell>
        </table:table-row>
        <table:table-row table:style-name="ro1">
          <table:table-cell table:style-name="ce1" office:value-type="string">
            <text:p>Datenbanksicherung und -wiederherstellung</text:p>
          </table:table-cell>
          <table:table-cell table:style-name="ce4" office:value-type="string">
            <text:p>Spaltenverwaltung</text:p>
          </table:table-cell>
          <table:table-cell office:value-type="string">
            <text:p>Benutzerverwaltung</text:p>
          </table:table-cell>
        </table:table-row>
        <table:table-row table:style-name="ro2">
          <table:table-cell table:style-name="ce1" office:value-type="string">
            <text:p>Datenbankübertragung</text:p>
          </table:table-cell>
          <table:table-cell office:value-type="string">
            <text:p>Ferientermine</text:p>
          </table:table-cell>
          <table:table-cell table:style-name="ce1" office:value-type="string">
            <text:p>Changelog</text:p>
          </table:table-cell>
        </table:table-row>
        <table:table-row table:style-name="ro1">
          <table:table-cell table:style-name="ce2" office:value-type="string">
            <text:p>Installation</text:p>
          </table:table-cell>
          <table:table-cell office:value-type="string">
            <text:p>Druckversionen</text:p>
          </table:table-cell>
          <table:table-cell table:style-name="ce1" office:value-type="string">
            <text:p>Statistik</text:p>
          </table:table-cell>
        </table:table-row>
        <table:table-row table:style-name="ro1">
          <table:table-cell table:style-name="ce1" office:value-type="string">
            <text:p>Rundmail-Funk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3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3-11T20:02:05</dc:date>
    <meta:editing-duration>PT1H3M2S</meta:editing-duration>
    <meta:editing-cycles>28</meta:editing-cycles>
    <meta:generator>LibreOffice/3.5$Linux_X86_64 LibreOffice_project/350m1$Build-2</meta:generator>
    <dc:creator>Alex L.</dc:creator>
    <meta:document-statistic meta:table-count="1" meta:cell-count="18" meta:object-count="0"/>
  </office:meta>
</office:document-meta>
</file>